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yidaungsu" fo:font-size="13pt" fo:font-weight="bold" officeooo:rsid="001bbd02" officeooo:paragraph-rsid="001bbd02" style:font-size-asian="11.3500003814697pt" style:font-weight-asian="bold" style:font-name-complex="Pyidaungsu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Pyidaungsu" fo:font-size="13pt" fo:font-weight="bold" officeooo:rsid="0020de4e" officeooo:paragraph-rsid="0020de4e" style:font-size-asian="11.3500003814697pt" style:font-weight-asian="bold" style:font-name-complex="Pyidaungsu" style:font-size-complex="13pt" style:font-weight-complex="bold"/>
    </style:style>
    <style:style style:name="P3" style:family="paragraph" style:parent-style-name="Footer">
      <style:text-properties officeooo:rsid="0022c486" officeooo:paragraph-rsid="0022c486"/>
    </style:style>
    <style:style style:name="P4" style:family="paragraph" style:parent-style-name="Standard" style:master-page-name="">
      <loext:graphic-properties draw:fill="none"/>
      <style:paragraph-properties fo:margin-left="0.1252in" fo:margin-right="0in" fo:line-height="115%" fo:text-align="justify" style:justify-single-word="false" fo:text-indent="-0.1252in" style:auto-text-indent="false" style:page-number="auto" fo:background-color="transparent"/>
      <style:text-properties style:font-name="Pyidaungsu" fo:font-size="13pt" fo:font-weight="normal" officeooo:rsid="00128803" officeooo:paragraph-rsid="0023c52a" style:font-size-asian="11.3500003814697pt" style:font-weight-asian="normal" style:font-name-complex="Pyidaungsu" style:font-size-complex="13pt" style:font-weight-complex="normal"/>
    </style:style>
    <style:style style:name="P5" style:family="paragraph" style:parent-style-name="Standard">
      <loext:graphic-properties draw:fill="none"/>
      <style:paragraph-properties fo:margin-left="0.1252in" fo:margin-right="0in" fo:line-height="115%" fo:text-align="justify" style:justify-single-word="false" fo:text-indent="-0.1252in" style:auto-text-indent="false" fo:background-color="transparent"/>
      <style:text-properties style:font-name="Pyidaungsu" fo:font-size="13pt" fo:font-weight="normal" officeooo:rsid="00128803" officeooo:paragraph-rsid="0023c52a" style:font-size-asian="11.3500003814697pt" style:font-weight-asian="normal" style:font-name-complex="Pyidaungsu" style:font-size-complex="13pt" style:font-weight-complex="normal"/>
    </style:style>
    <style:style style:name="P6" style:family="paragraph" style:parent-style-name="Standard">
      <loext:graphic-properties draw:fill="none"/>
      <style:paragraph-properties fo:margin-left="0.1252in" fo:margin-right="0in" fo:line-height="115%" fo:text-align="justify" style:justify-single-word="false" fo:text-indent="-0.1252in" style:auto-text-indent="false" fo:background-color="transparent"/>
      <style:text-properties style:font-name="Pyidaungsu" fo:font-size="13pt" fo:font-weight="normal" officeooo:rsid="00131987" officeooo:paragraph-rsid="0023c52a" style:font-size-asian="11.3500003814697pt" style:font-weight-asian="normal" style:font-name-complex="Pyidaungsu" style:font-size-complex="13pt" style:font-weight-complex="normal"/>
    </style:style>
    <style:style style:name="P7" style:family="paragraph" style:parent-style-name="Standard">
      <style:paragraph-properties fo:line-height="115%" fo:text-align="justify" style:justify-single-word="false" fo:break-before="page"/>
      <style:text-properties style:font-name="Pyidaungsu" fo:font-size="13pt" fo:font-weight="bold" officeooo:rsid="00128803" officeooo:paragraph-rsid="0023c52a" style:font-size-asian="11.3500003814697pt" style:font-weight-asian="bold" style:font-name-complex="Pyidaungsu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115%" fo:text-align="justify" style:justify-single-word="false" fo:text-indent="-0.1252in" style:auto-text-indent="false" fo:background-color="transparent"/>
      <style:text-properties style:font-name="Pyidaungsu" fo:font-size="13pt" fo:font-weight="bold" officeooo:rsid="00128803" officeooo:paragraph-rsid="0023c52a" style:font-size-asian="11.3500003814697pt" style:font-weight-asian="bold" style:font-name-complex="Pyidaungsu" style:font-size-complex="13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style:page-number="auto" fo:background-color="transparent"/>
      <style:text-properties style:font-name="Pyidaungsu" fo:font-size="12pt" fo:font-weight="bold" officeooo:rsid="001bbd02" officeooo:paragraph-rsid="001bbd02" style:font-size-asian="12pt" style:font-weight-asian="bold" style:font-name-complex="Pyidaungsu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bold" officeooo:rsid="001bbd02" officeooo:paragraph-rsid="001bbd02" style:font-size-asian="12pt" style:font-weight-asian="bold" style:font-name-complex="Pyidaungsu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bold" officeooo:rsid="001bede9" officeooo:paragraph-rsid="001bede9" style:font-size-asian="12pt" style:font-weight-asian="bold" style:font-name-complex="Pyidaungsu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normal" officeooo:rsid="001bbd02" officeooo:paragraph-rsid="001bbd02" style:font-size-asian="12pt" style:font-weight-asian="normal" style:font-name-complex="Pyidaungsu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normal" officeooo:rsid="001bede9" officeooo:paragraph-rsid="001bede9" style:font-size-asian="12pt" style:font-weight-asian="normal" style:font-name-complex="Pyidaungsu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bold" officeooo:rsid="001bede9" officeooo:paragraph-rsid="001bede9" style:font-size-asian="12pt" style:font-weight-asian="bold" style:font-name-complex="Pyidaungsu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bold" officeooo:rsid="001bede9" officeooo:paragraph-rsid="001bede9" fo:background-color="transparent" style:font-size-asian="12pt" style:font-weight-asian="bold" style:font-name-complex="Pyidaungsu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normal" officeooo:rsid="001bede9" officeooo:paragraph-rsid="001bede9" style:font-size-asian="12pt" style:font-weight-asian="normal" style:font-name-complex="Pyidaungsu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normal" officeooo:rsid="001f38a3" officeooo:paragraph-rsid="001bede9" fo:background-color="transparent" style:font-size-asian="12pt" style:font-weight-asian="normal" style:font-name-complex="Pyidaungsu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fo:color="#c9211e" loext:opacity="100%" style:font-name="Pyidaungsu" fo:font-size="12pt" fo:font-weight="bold" officeooo:rsid="001bede9" officeooo:paragraph-rsid="001bede9" fo:background-color="transparent" style:font-size-asian="12pt" style:font-weight-asian="bold" style:font-name-complex="Pyidaungsu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fo:font-size="12pt" officeooo:paragraph-rsid="001bede9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1252in" fo:margin-right="0in" fo:line-height="115%" fo:text-align="justify" style:justify-single-word="false" fo:text-indent="-0.1252in" style:auto-text-indent="false" fo:background-color="transparent"/>
      <style:text-properties fo:font-weight="normal" officeooo:paragraph-rsid="0023c52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ede9" style:font-weight-asian="normal" style:font-weight-complex="normal"/>
    </style:style>
    <style:style style:name="T3" style:family="text">
      <style:text-properties fo:font-weight="normal" officeooo:rsid="001d3de1" style:font-weight-asian="normal" style:font-weight-complex="normal"/>
    </style:style>
    <style:style style:name="T4" style:family="text">
      <style:text-properties fo:font-weight="normal" officeooo:rsid="001f38a3" style:font-weight-asian="normal" style:font-weight-complex="normal"/>
    </style:style>
    <style:style style:name="T5" style:family="text">
      <style:text-properties fo:color="#c9211e" loext:opacity="100%" fo:font-weight="normal" style:font-weight-asian="normal" style:font-weight-complex="normal"/>
    </style:style>
    <style:style style:name="T6" style:family="text">
      <style:text-properties fo:color="#c9211e" loext:opacity="100%" style:font-name="Pyidaungsu" fo:font-size="13pt" fo:font-weight="normal" officeooo:rsid="001f38a3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7" style:family="text">
      <style:text-properties fo:color="#c9211e" loext:opacity="100%" style:font-name="Pyidaungsu" fo:font-size="13pt" fo:font-weight="normal" officeooo:rsid="0020de4e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8" style:family="text">
      <style:text-properties fo:color="#c9211e" loext:opacity="100%" style:font-name="Pyidaungsu" fo:font-weight="normal" officeooo:rsid="001f38a3" fo:background-color="transparent" loext:char-shading-value="0" style:font-weight-asian="normal" style:font-name-complex="Pyidaungsu" style:font-weight-complex="normal"/>
    </style:style>
    <style:style style:name="T9" style:family="text">
      <style:text-properties fo:color="#c9211e" loext:opacity="100%" style:font-name="Pyidaungsu" fo:font-weight="normal" officeooo:rsid="0020de4e" fo:background-color="transparent" loext:char-shading-value="0" style:font-weight-asian="normal" style:font-name-complex="Pyidaungsu" style:font-weight-complex="normal"/>
    </style:style>
    <style:style style:name="T10" style:family="text">
      <style:text-properties style:use-window-font-color="true" loext:opacity="0%" style:font-name="Pyidaungsu" fo:font-size="13pt" fo:font-weight="normal" officeooo:rsid="001f38a3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11" style:family="text">
      <style:text-properties style:use-window-font-color="true" loext:opacity="0%" style:font-name="Pyidaungsu" fo:font-size="13pt" fo:font-weight="normal" officeooo:rsid="0020de4e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12" style:family="text">
      <style:text-properties style:use-window-font-color="true" loext:opacity="0%" style:font-name="Pyidaungsu" fo:font-weight="normal" officeooo:rsid="001f38a3" fo:background-color="transparent" loext:char-shading-value="0" style:font-weight-asian="normal" style:font-name-complex="Pyidaungsu" style:font-weight-complex="normal"/>
    </style:style>
    <style:style style:name="T13" style:family="text">
      <style:text-properties style:use-window-font-color="true" loext:opacity="0%" style:font-name="Pyidaungsu" fo:font-weight="normal" officeooo:rsid="0020de4e" fo:background-color="transparent" loext:char-shading-value="0" style:font-weight-asian="normal" style:font-name-complex="Pyidaungsu" style:font-weight-complex="normal"/>
    </style:style>
    <style:style style:name="T14" style:family="text">
      <style:text-properties fo:color="#5983b0" loext:opacity="100%" style:font-name="Pyidaungsu" fo:font-size="13pt" fo:font-weight="normal" officeooo:rsid="0020de4e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15" style:family="text">
      <style:text-properties fo:color="#5983b0" loext:opacity="100%" style:font-name="Pyidaungsu" fo:font-weight="normal" officeooo:rsid="0020de4e" fo:background-color="transparent" loext:char-shading-value="0" style:font-weight-asian="normal" style:font-name-complex="Pyidaungsu" style:font-weight-complex="normal"/>
    </style:style>
    <style:style style:name="T16" style:family="text">
      <style:text-properties officeooo:rsid="00131987"/>
    </style:style>
    <style:style style:name="T17" style:family="text">
      <style:text-properties style:font-name="Pyidaungsu" fo:font-size="13pt" officeooo:rsid="00128803" style:font-size-asian="11.3500003814697pt" style:font-name-complex="Pyidaungsu" style:font-size-complex="13pt"/>
    </style:style>
    <style:style style:name="T18" style:family="text">
      <style:text-properties style:font-name="Pyidaungsu" fo:font-size="13pt" officeooo:rsid="00131987" style:font-size-asian="11.3500003814697pt" style:font-name-complex="Pyidaungsu" style:font-size-complex="13pt"/>
    </style:style>
    <style:style style:name="T19" style:family="text">
      <style:text-properties style:font-name="Pyidaungsu" fo:font-size="13pt" officeooo:rsid="00130617" style:font-size-asian="11.3500003814697pt" style:font-name-complex="Pyidaungsu" style:font-size-complex="13pt"/>
    </style:style>
    <style:style style:name="T20" style:family="text">
      <style:text-properties officeooo:rsid="00240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ကျော်ကြီး = ကျော်ထင်နော်ရထာ</text:p>
      <text:p text:style-name="P1">နောင်ရိုးတိုက်ပွဲ</text:p>
      <text:p text:style-name="P9">- <text:span text:style-name="T1">ကျော်ကြီး နောင်ရိုးသို့ရောက် ၊ သုရှင်တကာရွတ်ပိ၊ ဗညားဒလ နောင်ရိုးတစ်ဖက်မှာ တပ်ချ</text:span></text:p>
      <text:p text:style-name="P12">- <text:s/>တိုက်ဆင်နှစ်ရာ၊ မြင်းရှစ်ရာကျော်၊ ဗိုလ်ရှစ်သောင်းခန့်ရှိ</text:p>
      <text:p text:style-name="P12">- ဖောင်ပန်းအလျင်ဖွဲ့ ဆင်း၊ မြင်း၊ ဗိုလ်ပါတို့ ချောင်းကူး။ တစ်ဖက်သို့ရောက် - no စိတ်နှစ်ခွ - ဖောင်ဖျက်</text:p>
      <text:p text:style-name="P10"><text:span text:style-name="T1">- တပ်မှူးစစ်ကဲ အပေါင်းတို့က </text:span><text:span text:style-name="T5">"ကျွန်တော်တို့မှာ ဆင်း၊ မြင်း၊ ဗိုလ်ပါ နည်းလှချေသည်။ သူတို့မှာ ကျွန်တော်တို့ထက် ဆယ်ဆခန့်များလေသည်။ သူ့ကို အောင်မြင်နိုင်သော် ကောင်း၏။ မအောင်မြင်၍ ဆုတ်ခဲ့ရသော် ဖောင်ပန်းမရှိက မခက်ချေပြီလော"</text:span><text:span text:style-name="T1"> </text:span><text:span text:style-name="T2">ဟု</text:span><text:span text:style-name="T1">ပြော</text:span></text:p>
      <text:p text:style-name="P13">- ကျော်ကြီးက- ဘုန်းတော်ကြောင့် အောင်မြင်မည်ဟုပြော</text:p>
      <text:p text:style-name="P11"><text:span text:style-name="T1">- မင်းတရားရွှေထီးက</text:span><text:span text:style-name="T5"> "သူ့လူကိုတွေ့လျှင် မတိုက်နှင့်၊ ငါရောက်တော်မူမှ တိုက်တော်မူမည်"</text:span><text:span text:style-name="T1"> ဟူ မြင်းဆယ်စီ နှင်၍ပြော။ - ကျော်ကြီးက –</text:span><text:span text:style-name="T5"> ဘုန်းတော်ကြောင့် အောင်မြင်ပြီးဟုပြော။</text:span></text:p>
      <text:p text:style-name="P14"><text:span text:style-name="T1">- ကျွန်တော်မိုင်းရဲ - "</text:span><text:span text:style-name="T5">ကျွန်တော်တို့သူ့ကို မအောင်မြင်ချေသေး၊ သူ့ကို အောင်မြင်ပြီဟု လျှောက်ရာ အရပ်အနေမသင့်၍ မအောင်မြင်ခဲ့သော် ကျွန်ုပ်တို့ အပြစ်တော်တင်ကို မခံရချေလော</text:span><text:span text:style-name="T1">" ဟုလျှောက်။</text:span></text:p>
      <text:p text:style-name="P14"><text:span text:style-name="T1">- ကျော်ကြီး </text:span><text:span text:style-name="T5">"စစ်ကိုအောင်မြင်လျှင် ငါတို့ အသက်ရှင်မည်၊ မဟုတ်လျှင် သေမည်၊ သေသည်ကို ဘယ်သူ့က အပြစ်တင်မည်နည်း"</text:span></text:p>
      <text:p text:style-name="P16">- ကျွန်တော်မိုင်းရဲ၊ ဆင်စီးအမတ် တစ်ဆယ့်ငါး၊ မြင်းနှစ်ရာ၊ စစ်သည်သုံးထောင် - လက်ယာ</text:p>
      <text:p text:style-name="P16">- ဘယသင်္ကြနှင့် ဆင်စီးအမတ် တစ်ဆယ့်ငါး၊ မြင်းနှစ်ရာ၊ စစ်သည်သုံးထောင် - လက်ဝဲ</text:p>
      <text:p text:style-name="P16">- ကျော်ကြီး "စွယ်လမန်" ဆင်းစီးအမတ် နှစ်ဆယ်၊ မြင်းတစ်ရာ၊ စစ်သည်သူရဲ သုံးထောင် အလယ်</text:p>
      <text:p text:style-name="P18"><text:span text:style-name="T1">- </text:span><text:span text:style-name="T3">စစ်တို့၏ သဘောတရားသည် အင်အားနည်းသည် များသည်မရှိ လုပ်ရည်ကြံရည် အရဲအစွမ်းသာ အရဖြစ်သည်။ အားပေးစကားပြော</text:span></text:p>
      <text:p text:style-name="P15"><text:span text:style-name="T3">- သုရှင်၊ ဗညား၊ မင်းရဲအောင်နိုင်၊ မြန်မာတို့ အင်အားနည်း - မကြောက် ပဲကြို</text:span><text:span text:style-name="T4">၊</text:span></text:p>
      <text:p text:style-name="P17">- ကျော်ကြီး "စွယ်လမန်"နှင့် ဗညားဒလ ဆင်ကို ချွန်းဖွင့်၍ တိုက် - မြင်းပေါ်ပြုတ်ကျ - မင်းရဲအောင်နိုင်ဆင်ပေါ်မှာသေ</text:p>
      <text:p text:style-name="P17">- မွန်တပ်များ လေးစုကွဲ - ဗမာ - နောင်ရိုးတိုက်ပွဲအောင်နိုင်</text:p>
      <text:p text:style-name="P19"><text:span text:style-name="T12">- မင်းတရားရွှေထီး 1 days ago ကြာမှ ရောက် ၊ </text:span><text:span text:style-name="T8">"ငါ့ကို မစောင်ပဲ တိုက်နှင့် သည်၊ ငါ့ပွဲတော်တို ဖျ</text:span><text:span text:style-name="T9">က်</text:span><text:span text:style-name="T8">ရသလော"</text:span><text:span text:style-name="T12"> ဟု ကျော်ကြီးကိုပြော။</text:span></text:p>
      <text:p text:style-name="P19"><text:span text:style-name="T12">- </text:span><text:span text:style-name="T8"><text:s/>“</text:span><text:span text:style-name="T9">ဘုန်းတော်ကြီးသည့် အရှင်နှင့် မထိုက်တန်၊ ကျွန်တော်တို့နှင့်သာ ထိုက်တန်သည့်ပွဲဖြစ်၍ လုပ်ကြံရဦးမည်လည်း များသေးသည်နှင့်တိုက်ပေသည်" </text:span><text:span text:style-name="T13">ဟု ကျော်ကြီးပြော။</text:span></text:p>
      <text:p text:style-name="P19"><text:span text:style-name="T13">- ဆင်း ၊ မြင်း ၊ ဗိုလ်ပါ၊ လက်နက် ကိရိယာတို့ကို အားရတော်မူ ၍ - ကျော်ကြီးအား လက်စွပ်၊ ပတ္တမြားလက်ကောက်ပေးတော်မူ၍ </text:span><text:span text:style-name="T9">"ဘုရင့်နောင်"</text:span><text:span text:style-name="T13"> ဘွဲ့ရ</text:span></text:p>
      <text:p text:style-name="P19"><text:span text:style-name="T13">- In summary, ကျော်ကြီး၏ <text:s/>လက်ရုံး၊ နှလုံး - ခေါင်းဆောင်ကောင်းပီသစွာ တိုက်ခိုက်နိုင်၊ အရှင်ကျေးဇူးသိ။ စစ်တို့၏ သဘာဝကိုနားလည်၊ ရဲ့ဝင်တက်ကြွဖွယ် </text:span><text:span text:style-name="T15">ဝီရရသနှင့်</text:span><text:span text:style-name="T13"> ကျေနပ်နှစ်သက်ဖွယ် </text:span><text:span text:style-name="T15">သန္တရသ</text:span><text:span text:style-name="T13"> </text:span></text:p>
      <text:p text:style-name="P7">အမျိုးသားယဉ်ကျေးမှု</text:p>
      <text:p text:style-name="P4">- ဗုဒ္ဓယဉ်ကျေးမှု</text:p>
      <text:p text:style-name="P5">- ယဉ်ကျေးမှုဆိုသည်မှာ "သိမ့်မွေ့ပြေပြစ်သော တက်သိလိမ္မာမှု၊ တိုးတက်ထွန်းကားလာသော လူမှုအဆင့်အတန်း၊ အစဉ်အလာအားဖြင့် ထိန်းသိမ်းတည်ရှိလာသော ဓလေ့ထုံးတမ်း"</text:p>
      <text:p text:style-name="P5">- နယ်ကျယ်<text:span text:style-name="T16">။</text:span></text:p>
      <text:p text:style-name="P5">- ကူးလူး ဆက်ဆံ၊ သာသနာပြု၊ စစ်မက်<text:span text:style-name="T16">။</text:span></text:p>
      <text:p text:style-name="P5">- အနော်ရထာ - သထုံနဲ့ war ဖြစ် - ပိဋကတ်တော်များ၊ သံဃာတော်များ ပုဂံသို့ပင့် - ပန်းဆယ်မျိုးအတတ်ပညာကိုခေါ်- နေ့ချင်းညချင်း - သာသနာအဆောက်အအုံများ - ဘုရားပုထိုးများ ပေါ်<text:span text:style-name="T16">။</text:span></text:p>
      <text:p text:style-name="P5">- ရွေစည်းခုံ၊ အာနန္ဒာ၊ ဂေါဓောပလ္လင်၊ သဗ္ဗညု - ပန်းချီ၊ ပန်းပု၊ နံရံ ဆေးရေး လက်စွမ်းပြရာ ဒေသ<text:span text:style-name="T16">။</text:span></text:p>
      <text:p text:style-name="P5">- ဇာတ်တော် ငါးရာ့ငါးဆယ် - နံရံ ၊ တန်ဆောင်း တွင် ပန်းချီ၊ ပန်းပု လက်ရာများဖြင့် ပြုလုပ်<text:span text:style-name="T16">။</text:span></text:p>
      <text:p text:style-name="P20"><text:span text:style-name="T17">- ပုခေတ် ဗုဒ္ဓယဉ်ကျေးမှုကို အခြေခံ - အင်းဝခေတ်စာဆိုများသည် ပျို့၊ လင်္ကာဖြင့် - ဗုဒ္ဓဖြစ်စဉ်ကို ရေးဖွဲ့ - မြန်မာစာပေယဉ်ကျေးမှု အခြေခိုင်မာ - from ကုန်းဘောင် to မျက်မှောက်</text:span><text:span text:style-name="T18">။</text:span></text:p>
      <text:p text:style-name="P20"><text:span text:style-name="T17">- </text:span><text:span text:style-name="T19">ဗုဒ္ဓစာပေကို အခြေခံ - အပြောအဆို၊ လူမှုဆက်ဆံ၊ ယဉ်ကျေး၊ လူကျင့်ဝတ်(သိင်္ဂါလောဝါဒ)၊ ပေါင်းသင်းဆက်ဆံ၊ နေထိုင်၊ ပညာ၊ စိတ်ထား၊ သည်းခံ၊ ခြိုးခြံ၊ <text:s/></text:span><text:span text:style-name="T18">စသော မင်္ဂလာတရားများသည် <text:s text:c="6"/>ယဉ်ကျးမှုတရားတော်များပင်ဖြစ်ပါသည်။</text:span></text:p>
      <text:p text:style-name="P6">- ဗုဒ္ဓတရားတော်ကို အခြေခံ ပွဲတော်များဖြစ် - သင်္ကြန်၊ ဝါဆို၊ သီတင်းကျွတ်။</text:p>
      <text:p text:style-name="P6">- မြန်မာ့ ဇာတ်သဘင် လည်းတိုးတက်ထွန်းကား လာ၊ အနုပညာ ယဉ်ကျေးမှု အဖြာဖြာ ဗုဒ္ဓယဉ်ကျေးမှု ဆင်းသက်။</text:p>
      <text:p text:style-name="P6">- ကိုယ်ယဉ်ကျေး၊ နှုတ်ယဉ်ကျေး၊ စိတ်ယဉ်ကျေးမှု တို့သည် ငါးပါးသီလ၊ ဆယ်ပါးသီလ မှ လာပါသည်။</text:p>
      <text:p text:style-name="P6">- မြန်မာတို့ဘဝ၊ မြန်မာတို့ ပတ်ဝန်းကျင်လောကတွင် မြန်မာ့ယဉ်ကျေးမှု သည် ဗုဒ္ဓယဉ်ကျေးမှုနှင့် ကင်းလွတ်သည်မရှိ။ မြန်မာ့ ယဉ်ကျေးမှုအစ ပုဂံက။</text:p>
      <text:p text:style-name="P8"><text:span text:style-name="T1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2c486" officeooo:paragraph-rsid="0022c486"/>
    </style:style>
    <style:style style:name="MT1" style:family="text">
      <style:text-properties officeooo:rsid="00240de1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ura Lin Htut - <text:span text:style-name="MT1">github.com/empiretylh</text:span>/Computer-Science-Study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0:12:28.558053834</meta:creation-date>
    <dc:date>2023-03-06T21:39:58.953937150</dc:date>
    <meta:editing-duration>PT31M2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347" meta:character-count="2290" meta:non-whitespace-character-count="1966"/>
  </office:meta>
</office:document-meta>
</file>